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3" table:style-name="ta1">
        <table:shapes>
          <draw:frame draw:z-index="0" draw:style-name="gr1" draw:text-style-name="P1" svg:width="15.995cm" svg:height="9.004cm" svg:x="29.568cm" svg:y="3.878cm">
            <draw:object draw:notify-on-update-of-ranges="output3.N2:output3.N61 output3.M2:output3.M61 output3.J2:output3.J61 output3.K2:output3.K61 output3.E2:output3.E61 output3.D2:output3.D61 output3.H2:output3.H61 output3.G2:output3.G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uhannen laatikon ajo</text:p>
          </table:table-cell>
          <table:table-cell table:number-columns-repeated="2"/>
          <table:table-cell office:value-type="string" calcext:value-type="string">
            <text:p>100 laatikkoa</text:p>
          </table:table-cell>
          <table:table-cell table:number-columns-repeated="2"/>
          <table:table-cell office:value-type="string" calcext:value-type="string">
            <text:p>50 laatikkoa</text:p>
          </table:table-cell>
          <table:table-cell table:number-columns-repeated="2"/>
          <table:table-cell office:value-type="string" calcext:value-type="string">
            <text:p>200 laatikkoa </text:p>
          </table:table-cell>
          <table:table-cell table:number-columns-repeated="2"/>
          <table:table-cell office:value-type="string" calcext:value-type="string">
            <text:p>500 laatikkoa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.25691" calcext:value-type="float">
            <text:p>1022.25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.893" calcext:value-type="float">
            <text:p>97.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.66243" calcext:value-type="float">
            <text:p>52.66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7.95594" calcext:value-type="float">
            <text:p>207.95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3.38134" calcext:value-type="float">
            <text:p>503.381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2.03629" calcext:value-type="float">
            <text:p>872.036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3.44499" calcext:value-type="float">
            <text:p>53.4449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.67474" calcext:value-type="float">
            <text:p>25.6747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2.81421" calcext:value-type="float">
            <text:p>132.814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77.24166" calcext:value-type="float">
            <text:p>377.241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56.42087" calcext:value-type="float">
            <text:p>756.4208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2.4269" calcext:value-type="float">
            <text:p>42.42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.92443" calcext:value-type="float">
            <text:p>22.9244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6.31716" calcext:value-type="float">
            <text:p>106.317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08.7637" calcext:value-type="float">
            <text:p>308.76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82.55467" calcext:value-type="float">
            <text:p>682.554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0.08292" calcext:value-type="float">
            <text:p>40.0829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0.08903" calcext:value-type="float">
            <text:p>20.0890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4.66827" calcext:value-type="float">
            <text:p>94.6682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57.50192" calcext:value-type="float">
            <text:p>257.5019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6.07921" calcext:value-type="float">
            <text:p>606.0792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7.61179" calcext:value-type="float">
            <text:p>37.6117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8.01085" calcext:value-type="float">
            <text:p>18.0108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7.74649" calcext:value-type="float">
            <text:p>87.7464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36.85069" calcext:value-type="float">
            <text:p>236.85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4.31411" calcext:value-type="float">
            <text:p>554.314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.76448" calcext:value-type="float">
            <text:p>36.7644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.38529" calcext:value-type="float">
            <text:p>17.385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1.13567" calcext:value-type="float">
            <text:p>81.1356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3.6124" calcext:value-type="float">
            <text:p>213.61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5.57329" calcext:value-type="float">
            <text:p>505.57329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4.37623" calcext:value-type="float">
            <text:p>34.37623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.28971" calcext:value-type="float">
            <text:p>17.2897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8.52568" calcext:value-type="float">
            <text:p>78.5256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98.51089" calcext:value-type="float">
            <text:p>198.5108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75.70365" calcext:value-type="float">
            <text:p>475.7036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2.67266" calcext:value-type="float">
            <text:p>32.6726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6.1052" calcext:value-type="float">
            <text:p>16.105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74.26192" calcext:value-type="float">
            <text:p>74.2619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1.43749" calcext:value-type="float">
            <text:p>191.437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46.57525" calcext:value-type="float">
            <text:p>446.57525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1.61639" calcext:value-type="float">
            <text:p>31.6163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5.94293" calcext:value-type="float">
            <text:p>15.9429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71.50112" calcext:value-type="float">
            <text:p>71.50112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83.3179" calcext:value-type="float">
            <text:p>183.31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23.15475" calcext:value-type="float">
            <text:p>423.1547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.43091" calcext:value-type="float">
            <text:p>30.4309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5.60537" calcext:value-type="float">
            <text:p>15.6053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69.83392" calcext:value-type="float">
            <text:p>69.8339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76.77218" calcext:value-type="float">
            <text:p>176.772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5.10047" calcext:value-type="float">
            <text:p>405.1004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0.03483" calcext:value-type="float">
            <text:p>30.0348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5.35956" calcext:value-type="float">
            <text:p>15.3595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69.10889" calcext:value-type="float">
            <text:p>69.1088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71.84473" calcext:value-type="float">
            <text:p>171.8447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90.92624" calcext:value-type="float">
            <text:p>390.92624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29.81467" calcext:value-type="float">
            <text:p>29.81467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5.41713" calcext:value-type="float">
            <text:p>15.41713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68.19335" calcext:value-type="float">
            <text:p>68.19335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67.60105" calcext:value-type="float">
            <text:p>167.6010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80.05149" calcext:value-type="float">
            <text:p>380.05149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29.50751" calcext:value-type="float">
            <text:p>29.5075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5.13235" calcext:value-type="float">
            <text:p>15.1323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66.79046" calcext:value-type="float">
            <text:p>66.79046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64.07595" calcext:value-type="float">
            <text:p>164.0759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70.26841" calcext:value-type="float">
            <text:p>370.2684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29.10989" calcext:value-type="float">
            <text:p>29.10989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4.83271" calcext:value-type="float">
            <text:p>14.8327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5.87655" calcext:value-type="float">
            <text:p>65.87655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60.41662" calcext:value-type="float">
            <text:p>160.4166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60.49458" calcext:value-type="float">
            <text:p>360.4945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28.73203" calcext:value-type="float">
            <text:p>28.73203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4.76589" calcext:value-type="float">
            <text:p>14.76589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64.89506" calcext:value-type="float">
            <text:p>64.8950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57.56249" calcext:value-type="float">
            <text:p>157.562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2.28449" calcext:value-type="float">
            <text:p>352.28449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8.5751" calcext:value-type="float">
            <text:p>28.575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.66605" calcext:value-type="float">
            <text:p>14.6660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4.22357" calcext:value-type="float">
            <text:p>64.2235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55.18448" calcext:value-type="float">
            <text:p>155.1844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44.46499" calcext:value-type="float">
            <text:p>344.4649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8.30119" calcext:value-type="float">
            <text:p>28.3011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4.52462" calcext:value-type="float">
            <text:p>14.5246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3.51159" calcext:value-type="float">
            <text:p>63.51159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52.81345" calcext:value-type="float">
            <text:p>152.8134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37.29427" calcext:value-type="float">
            <text:p>337.29427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8.2222" calcext:value-type="float">
            <text:p>28.222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4.50412" calcext:value-type="float">
            <text:p>14.5041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62.70853" calcext:value-type="float">
            <text:p>62.7085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49.98201" calcext:value-type="float">
            <text:p>149.9820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31.61846" calcext:value-type="float">
            <text:p>331.6184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7.92261" calcext:value-type="float">
            <text:p>27.92261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4.43043" calcext:value-type="float">
            <text:p>14.43043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62.31288" calcext:value-type="float">
            <text:p>62.31288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48.60278" calcext:value-type="float">
            <text:p>148.6027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27.71726" calcext:value-type="float">
            <text:p>327.71726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7.81445" calcext:value-type="float">
            <text:p>27.8144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.35194" calcext:value-type="float">
            <text:p>14.35194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61.92565" calcext:value-type="float">
            <text:p>61.9256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6.94068" calcext:value-type="float">
            <text:p>146.940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3.31051" calcext:value-type="float">
            <text:p>323.3105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7.63358" calcext:value-type="float">
            <text:p>27.6335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4.19098" calcext:value-type="float">
            <text:p>14.1909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1.49243" calcext:value-type="float">
            <text:p>61.4924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45.59694" calcext:value-type="float">
            <text:p>145.5969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19.45632" calcext:value-type="float">
            <text:p>319.45632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27.56545" calcext:value-type="float">
            <text:p>27.5654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4.16401" calcext:value-type="float">
            <text:p>14.1640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1.21606" calcext:value-type="float">
            <text:p>61.21606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44.24875" calcext:value-type="float">
            <text:p>144.248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14.80523" calcext:value-type="float">
            <text:p>314.8052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27.47925" calcext:value-type="float">
            <text:p>27.47925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4.04838" calcext:value-type="float">
            <text:p>14.0483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0.87837" calcext:value-type="float">
            <text:p>60.87837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43.25647" calcext:value-type="float">
            <text:p>143.2564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11.81808" calcext:value-type="float">
            <text:p>311.81808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7.34182" calcext:value-type="float">
            <text:p>27.3418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3.99229" calcext:value-type="float">
            <text:p>13.9922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0.60811" calcext:value-type="float">
            <text:p>60.6081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2.71052" calcext:value-type="float">
            <text:p>142.7105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08.51717" calcext:value-type="float">
            <text:p>308.51717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27.24399" calcext:value-type="float">
            <text:p>27.24399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3.95985" calcext:value-type="float">
            <text:p>13.9598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60.37551" calcext:value-type="float">
            <text:p>60.37551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41.97065" calcext:value-type="float">
            <text:p>141.970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5.97816" calcext:value-type="float">
            <text:p>305.9781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7.06357" calcext:value-type="float">
            <text:p>27.063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.912" calcext:value-type="float">
            <text:p>13.91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0.10941" calcext:value-type="float">
            <text:p>60.1094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1.1313" calcext:value-type="float">
            <text:p>141.1313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304.10765" calcext:value-type="float">
            <text:p>304.10765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27.01037" calcext:value-type="float">
            <text:p>27.01037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13.88049" calcext:value-type="float">
            <text:p>13.88049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60.00522" calcext:value-type="float">
            <text:p>60.00522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140.08436" calcext:value-type="float">
            <text:p>140.08436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01.92897" calcext:value-type="float">
            <text:p>301.92897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26.9456" calcext:value-type="float">
            <text:p>26.9456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13.85785" calcext:value-type="float">
            <text:p>13.85785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59.91373" calcext:value-type="float">
            <text:p>59.91373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139.59053" calcext:value-type="float">
            <text:p>139.59053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99.32509" calcext:value-type="float">
            <text:p>299.32509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26.8763" calcext:value-type="float">
            <text:p>26.8763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13.82278" calcext:value-type="float">
            <text:p>13.82278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59.72394" calcext:value-type="float">
            <text:p>59.72394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138.8204" calcext:value-type="float">
            <text:p>138.8204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97.50891" calcext:value-type="float">
            <text:p>297.50891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26.84584" calcext:value-type="float">
            <text:p>26.84584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13.78653" calcext:value-type="float">
            <text:p>13.78653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59.58826" calcext:value-type="float">
            <text:p>59.58826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138.13336" calcext:value-type="float">
            <text:p>138.133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95.79834" calcext:value-type="float">
            <text:p>295.7983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6.72382" calcext:value-type="float">
            <text:p>26.7238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3.78653" calcext:value-type="float">
            <text:p>13.7865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9.51145" calcext:value-type="float">
            <text:p>59.5114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37.81066" calcext:value-type="float">
            <text:p>137.8106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93.99744" calcext:value-type="float">
            <text:p>293.99744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26.6971" calcext:value-type="float">
            <text:p>26.6971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13.78067" calcext:value-type="float">
            <text:p>13.78067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59.43257" calcext:value-type="float">
            <text:p>59.43257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137.36021" calcext:value-type="float">
            <text:p>137.3602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92.52481" calcext:value-type="float">
            <text:p>292.52481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26.67511" calcext:value-type="float">
            <text:p>26.67511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13.77783" calcext:value-type="float">
            <text:p>13.77783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59.36537" calcext:value-type="float">
            <text:p>59.36537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136.97924" calcext:value-type="float">
            <text:p>136.97924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91.48946" calcext:value-type="float">
            <text:p>291.48946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26.63455" calcext:value-type="float">
            <text:p>26.63455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13.77408" calcext:value-type="float">
            <text:p>13.77408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59.27652" calcext:value-type="float">
            <text:p>59.27652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136.73248" calcext:value-type="float">
            <text:p>136.7324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90.34845" calcext:value-type="float">
            <text:p>290.34845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26.63423" calcext:value-type="float">
            <text:p>26.63423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13.76043" calcext:value-type="float">
            <text:p>13.76043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59.19302" calcext:value-type="float">
            <text:p>59.19302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136.09571" calcext:value-type="float">
            <text:p>136.0957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88.71772" calcext:value-type="float">
            <text:p>288.7177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6.59909" calcext:value-type="float">
            <text:p>26.59909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3.72242" calcext:value-type="float">
            <text:p>13.7224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59.13851" calcext:value-type="float">
            <text:p>59.1385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35.68854" calcext:value-type="float">
            <text:p>135.68854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87.46275" calcext:value-type="float">
            <text:p>287.46275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26.55374" calcext:value-type="float">
            <text:p>26.55374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13.71542" calcext:value-type="float">
            <text:p>13.71542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59.10001" calcext:value-type="float">
            <text:p>59.10001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135.39153" calcext:value-type="float">
            <text:p>135.39153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86.43127" calcext:value-type="float">
            <text:p>286.4312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6.52441" calcext:value-type="float">
            <text:p>26.52441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13.69415" calcext:value-type="float">
            <text:p>13.69415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8.95316" calcext:value-type="float">
            <text:p>58.9531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135.07171" calcext:value-type="float">
            <text:p>135.07171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85.60802" calcext:value-type="float">
            <text:p>285.60802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26.49818" calcext:value-type="float">
            <text:p>26.49818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13.67846" calcext:value-type="float">
            <text:p>13.67846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58.91608" calcext:value-type="float">
            <text:p>58.91608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134.80392" calcext:value-type="float">
            <text:p>134.80392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84.46156" calcext:value-type="float">
            <text:p>284.46156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26.48569" calcext:value-type="float">
            <text:p>26.48569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13.67837" calcext:value-type="float">
            <text:p>13.67837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58.80886" calcext:value-type="float">
            <text:p>58.80886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134.55182" calcext:value-type="float">
            <text:p>134.5518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3.45423" calcext:value-type="float">
            <text:p>283.45423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6.45943" calcext:value-type="float">
            <text:p>26.45943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3.66891" calcext:value-type="float">
            <text:p>13.6689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58.74459" calcext:value-type="float">
            <text:p>58.7445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34.29079" calcext:value-type="float">
            <text:p>134.29079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82.39326" calcext:value-type="float">
            <text:p>282.39326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26.45446" calcext:value-type="float">
            <text:p>26.45446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13.64574" calcext:value-type="float">
            <text:p>13.64574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58.68082" calcext:value-type="float">
            <text:p>58.68082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134.11456" calcext:value-type="float">
            <text:p>134.11456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81.78858" calcext:value-type="float">
            <text:p>281.78858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26.42809" calcext:value-type="float">
            <text:p>26.42809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13.63988" calcext:value-type="float">
            <text:p>13.63988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58.61567" calcext:value-type="float">
            <text:p>58.61567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133.64824" calcext:value-type="float">
            <text:p>133.64824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80.39361" calcext:value-type="float">
            <text:p>280.39361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26.42233" calcext:value-type="float">
            <text:p>26.42233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13.63916" calcext:value-type="float">
            <text:p>13.63916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58.53727" calcext:value-type="float">
            <text:p>58.53727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133.32045" calcext:value-type="float">
            <text:p>133.3204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79.64791" calcext:value-type="float">
            <text:p>279.64791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26.38793" calcext:value-type="float">
            <text:p>26.3879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13.63843" calcext:value-type="float">
            <text:p>13.6384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58.51476" calcext:value-type="float">
            <text:p>58.5147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133.02746" calcext:value-type="float">
            <text:p>133.0274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78.97137" calcext:value-type="float">
            <text:p>278.97137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.38078" calcext:value-type="float">
            <text:p>26.38078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3.63843" calcext:value-type="float">
            <text:p>13.63843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58.45049" calcext:value-type="float">
            <text:p>58.45049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32.79192" calcext:value-type="float">
            <text:p>132.7919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78.25367" calcext:value-type="float">
            <text:p>278.25367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26.35746" calcext:value-type="float">
            <text:p>26.35746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13.63843" calcext:value-type="float">
            <text:p>13.63843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58.35259" calcext:value-type="float">
            <text:p>58.35259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132.51856" calcext:value-type="float">
            <text:p>132.51856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77.51231" calcext:value-type="float">
            <text:p>277.51231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26.35746" calcext:value-type="float">
            <text:p>26.35746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13.638" calcext:value-type="float">
            <text:p>13.638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58.26624" calcext:value-type="float">
            <text:p>58.26624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132.34974" calcext:value-type="float">
            <text:p>132.3497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77.02165" calcext:value-type="float">
            <text:p>277.02165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26.34795" calcext:value-type="float">
            <text:p>26.34795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13.6367" calcext:value-type="float">
            <text:p>13.6367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58.12066" calcext:value-type="float">
            <text:p>58.12066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132.15817" calcext:value-type="float">
            <text:p>132.15817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76.26681" calcext:value-type="float">
            <text:p>276.26681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26.34617" calcext:value-type="float">
            <text:p>26.34617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13.6367" calcext:value-type="float">
            <text:p>13.6367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58.08895" calcext:value-type="float">
            <text:p>58.08895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131.86351" calcext:value-type="float">
            <text:p>131.863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5.59849" calcext:value-type="float">
            <text:p>275.5984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6.33822" calcext:value-type="float">
            <text:p>26.3382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3.63131" calcext:value-type="float">
            <text:p>13.6313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58.01338" calcext:value-type="float">
            <text:p>58.0133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31.62352" calcext:value-type="float">
            <text:p>131.6235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75.13576" calcext:value-type="float">
            <text:p>275.13576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26.32723" calcext:value-type="float">
            <text:p>26.32723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3.63131" calcext:value-type="float">
            <text:p>13.63131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57.95678" calcext:value-type="float">
            <text:p>57.95678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31.40581" calcext:value-type="float">
            <text:p>131.40581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74.78184" calcext:value-type="float">
            <text:p>274.78184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26.31141" calcext:value-type="float">
            <text:p>26.31141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13.63131" calcext:value-type="float">
            <text:p>13.63131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57.93743" calcext:value-type="float">
            <text:p>57.93743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131.25702" calcext:value-type="float">
            <text:p>131.2570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74.02806" calcext:value-type="float">
            <text:p>274.02806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26.29542" calcext:value-type="float">
            <text:p>26.29542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13.62798" calcext:value-type="float">
            <text:p>13.62798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57.86592" calcext:value-type="float">
            <text:p>57.86592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131.08492" calcext:value-type="float">
            <text:p>131.08492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73.64532" calcext:value-type="float">
            <text:p>273.64532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26.27636" calcext:value-type="float">
            <text:p>26.27636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13.62679" calcext:value-type="float">
            <text:p>13.62679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57.74412" calcext:value-type="float">
            <text:p>57.74412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130.88901" calcext:value-type="float">
            <text:p>130.8890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72.92635" calcext:value-type="float">
            <text:p>272.92635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6.27097" calcext:value-type="float">
            <text:p>26.27097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3.62318" calcext:value-type="float">
            <text:p>13.62318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57.70281" calcext:value-type="float">
            <text:p>57.7028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30.67817" calcext:value-type="float">
            <text:p>130.67817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72.48305" calcext:value-type="float">
            <text:p>272.48305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26.26746" calcext:value-type="float">
            <text:p>26.26746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13.62202" calcext:value-type="float">
            <text:p>13.62202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57.64025" calcext:value-type="float">
            <text:p>57.64025</text:p>
          </table:table-cell>
          <table:table-cell/>
          <table:table-cell office:value-type="float" office:value="22400" calcext:value-type="float">
            <text:p>22400</text:p>
          </table:table-cell>
          <table:table-cell office:value-type="float" office:value="130.5618" calcext:value-type="float">
            <text:p>130.5618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72.15796" calcext:value-type="float">
            <text:p>272.15796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26.23214" calcext:value-type="float">
            <text:p>26.23214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13.62202" calcext:value-type="float">
            <text:p>13.62202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57.60855" calcext:value-type="float">
            <text:p>57.60855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130.41406" calcext:value-type="float">
            <text:p>130.41406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271.72565" calcext:value-type="float">
            <text:p>271.72565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26.22271" calcext:value-type="float">
            <text:p>26.22271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13.61998" calcext:value-type="float">
            <text:p>13.61998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57.52038" calcext:value-type="float">
            <text:p>57.52038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130.17479" calcext:value-type="float">
            <text:p>130.17479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71.33396" calcext:value-type="float">
            <text:p>271.33396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26.22173" calcext:value-type="float">
            <text:p>26.22173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13.61925" calcext:value-type="float">
            <text:p>13.61925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57.46508" calcext:value-type="float">
            <text:p>57.46508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129.99253" calcext:value-type="float">
            <text:p>129.99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3T16:10:52.848893750</dc:date>
    <meta:editing-duration>PT32M27S</meta:editing-duration>
    <meta:editing-cycles>2</meta:editing-cycles>
    <meta:generator>LibreOffice/7.3.7.2$Linux_X86_64 LibreOffice_project/30$Build-2</meta:generator>
    <meta:document-statistic meta:table-count="1" meta:cell-count="6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title svg:x="3.668cm" svg:y="0.316cm" chart:style-name="ch2">
          <text:p>Footprint as a function of iterations per box</text:p>
        </chart:title>
        <chart:legend chart:legend-position="end" svg:x="12.985cm" svg:y="3.456cm" style:legend-expansion="high" chart:style-name="ch3"/>
        <chart:plot-area chart:style-name="ch4" table:cell-range-address="output3.M2:output3.N61 output3.K2:output3.K61 output3.E2:output3.E61 output3.H2:output3.H61" chart:data-source-has-labels="row" svg:x="1.33cm" svg:y="1.275cm" svg:width="11.336cm" svg:height="6.569cm">
          <chart:coordinate-region svg:x="2.137cm" svg:y="1.475cm" svg:width="10.064cm" svg:height="5.722cm"/>
          <chart:axis chart:dimension="x" chart:name="primary-x" chart:style-name="ch5">
            <chart:title svg:x="5.697cm" svg:y="8.024cm" chart:style-name="ch6">
              <text:p>Iterations per box</text:p>
            </chart:title>
            <chart:grid chart:style-name="ch7" chart:class="major"/>
          </chart:axis>
          <chart:axis chart:dimension="y" chart:name="primary-y" chart:style-name="ch8">
            <chart:title svg:x="0.451cm" svg:y="5.251cm" chart:style-name="ch9">
              <text:p>Footprint</text:p>
            </chart:title>
            <chart:grid chart:style-name="ch7" chart:class="major"/>
          </chart:axis>
          <chart:series chart:style-name="ch10" chart:values-cell-range-address="output3.N2:output3.N61" loext:label-string="500_boxes" chart:class="chart:scatter">
            <chart:domain table:cell-range-address="output3.M2:output3.M61"/>
            <chart:data-point chart:repeated="60"/>
          </chart:series>
          <chart:series chart:style-name="ch11" chart:values-cell-range-address="output3.K2:output3.K61" loext:label-string="200_boxes" chart:class="chart:scatter">
            <chart:domain table:cell-range-address="output3.J2:output3.J61"/>
            <chart:data-point chart:repeated="60"/>
          </chart:series>
          <chart:series chart:style-name="ch12" chart:values-cell-range-address="output3.E2:output3.E61" loext:label-string="100_boxes" chart:class="chart:scatter">
            <chart:domain table:cell-range-address="output3.D2:output3.D61"/>
            <chart:data-point chart:repeated="60"/>
          </chart:series>
          <chart:series chart:style-name="ch13" chart:values-cell-range-address="output3.H2:output3.H61" loext:label-string="50_boxes" chart:class="chart:scatter">
            <chart:domain table:cell-range-address="output3.G2:output3.G61"/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500_boxes</text:p>
              </table:table-cell>
              <table:table-cell office:value-type="string">
                <text:p>Column J</text:p>
              </table:table-cell>
              <table:table-cell office:value-type="string">
                <text:p>200_boxes</text:p>
              </table:table-cell>
              <table:table-cell office:value-type="string">
                <text:p>Column D</text:p>
              </table:table-cell>
              <table:table-cell office:value-type="string">
                <text:p>100_boxes</text:p>
              </table:table-cell>
              <table:table-cell office:value-type="string">
                <text:p>Column G</text:p>
              </table:table-cell>
              <table:table-cell office:value-type="string">
                <text:p>50_box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3.M2:output3.M61</svg:desc>
                </draw:g>
              </table:table-cell>
              <table:table-cell office:value-type="float" office:value="503.38134">
                <text:p>503.38134</text:p>
                <draw:g>
                  <svg:desc>output3.N2:output3.N61</svg:desc>
                </draw:g>
              </table:table-cell>
              <table:table-cell office:value-type="float" office:value="0">
                <text:p>0</text:p>
                <draw:g>
                  <svg:desc>output3.J2:output3.J61</svg:desc>
                </draw:g>
              </table:table-cell>
              <table:table-cell office:value-type="float" office:value="207.95594">
                <text:p>207.95594</text:p>
                <draw:g>
                  <svg:desc>output3.K2:output3.K61</svg:desc>
                </draw:g>
              </table:table-cell>
              <table:table-cell office:value-type="float" office:value="0">
                <text:p>0</text:p>
                <draw:g>
                  <svg:desc>output3.D2:output3.D61</svg:desc>
                </draw:g>
              </table:table-cell>
              <table:table-cell office:value-type="float" office:value="97.893">
                <text:p>97.893</text:p>
                <draw:g>
                  <svg:desc>output3.E2:output3.E61</svg:desc>
                </draw:g>
              </table:table-cell>
              <table:table-cell office:value-type="float" office:value="0">
                <text:p>0</text:p>
                <draw:g>
                  <svg:desc>output3.G2:output3.G61</svg:desc>
                </draw:g>
              </table:table-cell>
              <table:table-cell office:value-type="float" office:value="52.66243">
                <text:p>52.66243</text:p>
                <draw:g>
                  <svg:desc>output3.H2:output3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377.24166">
                <text:p>377.24166</text:p>
              </table:table-cell>
              <table:table-cell office:value-type="float" office:value="400">
                <text:p>400</text:p>
              </table:table-cell>
              <table:table-cell office:value-type="float" office:value="132.81421">
                <text:p>132.81421</text:p>
              </table:table-cell>
              <table:table-cell office:value-type="float" office:value="400">
                <text:p>400</text:p>
              </table:table-cell>
              <table:table-cell office:value-type="float" office:value="53.44499">
                <text:p>53.44499</text:p>
              </table:table-cell>
              <table:table-cell office:value-type="float" office:value="400">
                <text:p>400</text:p>
              </table:table-cell>
              <table:table-cell office:value-type="float" office:value="25.67474">
                <text:p>25.6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308.7637">
                <text:p>308.7637</text:p>
              </table:table-cell>
              <table:table-cell office:value-type="float" office:value="800">
                <text:p>800</text:p>
              </table:table-cell>
              <table:table-cell office:value-type="float" office:value="106.31716">
                <text:p>106.31716</text:p>
              </table:table-cell>
              <table:table-cell office:value-type="float" office:value="800">
                <text:p>800</text:p>
              </table:table-cell>
              <table:table-cell office:value-type="float" office:value="42.4269">
                <text:p>42.4269</text:p>
              </table:table-cell>
              <table:table-cell office:value-type="float" office:value="800">
                <text:p>800</text:p>
              </table:table-cell>
              <table:table-cell office:value-type="float" office:value="22.92443">
                <text:p>22.92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257.50192">
                <text:p>257.50192</text:p>
              </table:table-cell>
              <table:table-cell office:value-type="float" office:value="1200">
                <text:p>1200</text:p>
              </table:table-cell>
              <table:table-cell office:value-type="float" office:value="94.66827">
                <text:p>94.66827</text:p>
              </table:table-cell>
              <table:table-cell office:value-type="float" office:value="1200">
                <text:p>1200</text:p>
              </table:table-cell>
              <table:table-cell office:value-type="float" office:value="40.08292">
                <text:p>40.08292</text:p>
              </table:table-cell>
              <table:table-cell office:value-type="float" office:value="1200">
                <text:p>1200</text:p>
              </table:table-cell>
              <table:table-cell office:value-type="float" office:value="20.08903">
                <text:p>20.0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236.85069">
                <text:p>236.85069</text:p>
              </table:table-cell>
              <table:table-cell office:value-type="float" office:value="1600">
                <text:p>1600</text:p>
              </table:table-cell>
              <table:table-cell office:value-type="float" office:value="87.74649">
                <text:p>87.74649</text:p>
              </table:table-cell>
              <table:table-cell office:value-type="float" office:value="1600">
                <text:p>1600</text:p>
              </table:table-cell>
              <table:table-cell office:value-type="float" office:value="37.61179">
                <text:p>37.61179</text:p>
              </table:table-cell>
              <table:table-cell office:value-type="float" office:value="1600">
                <text:p>1600</text:p>
              </table:table-cell>
              <table:table-cell office:value-type="float" office:value="18.01085">
                <text:p>18.01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13.6124">
                <text:p>213.6124</text:p>
              </table:table-cell>
              <table:table-cell office:value-type="float" office:value="2000">
                <text:p>2000</text:p>
              </table:table-cell>
              <table:table-cell office:value-type="float" office:value="81.13567">
                <text:p>81.13567</text:p>
              </table:table-cell>
              <table:table-cell office:value-type="float" office:value="2000">
                <text:p>2000</text:p>
              </table:table-cell>
              <table:table-cell office:value-type="float" office:value="36.76448">
                <text:p>36.76448</text:p>
              </table:table-cell>
              <table:table-cell office:value-type="float" office:value="2000">
                <text:p>2000</text:p>
              </table:table-cell>
              <table:table-cell office:value-type="float" office:value="17.38529">
                <text:p>17.38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198.51089">
                <text:p>198.51089</text:p>
              </table:table-cell>
              <table:table-cell office:value-type="float" office:value="2400">
                <text:p>2400</text:p>
              </table:table-cell>
              <table:table-cell office:value-type="float" office:value="78.52568">
                <text:p>78.52568</text:p>
              </table:table-cell>
              <table:table-cell office:value-type="float" office:value="2400">
                <text:p>2400</text:p>
              </table:table-cell>
              <table:table-cell office:value-type="float" office:value="34.37623">
                <text:p>34.37623</text:p>
              </table:table-cell>
              <table:table-cell office:value-type="float" office:value="2400">
                <text:p>2400</text:p>
              </table:table-cell>
              <table:table-cell office:value-type="float" office:value="17.28971">
                <text:p>17.28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">
                <text:p>2800</text:p>
              </table:table-cell>
              <table:table-cell office:value-type="float" office:value="191.43749">
                <text:p>191.43749</text:p>
              </table:table-cell>
              <table:table-cell office:value-type="float" office:value="2800">
                <text:p>2800</text:p>
              </table:table-cell>
              <table:table-cell office:value-type="float" office:value="74.26192">
                <text:p>74.26192</text:p>
              </table:table-cell>
              <table:table-cell office:value-type="float" office:value="2800">
                <text:p>2800</text:p>
              </table:table-cell>
              <table:table-cell office:value-type="float" office:value="32.67266">
                <text:p>32.67266</text:p>
              </table:table-cell>
              <table:table-cell office:value-type="float" office:value="2800">
                <text:p>2800</text:p>
              </table:table-cell>
              <table:table-cell office:value-type="float" office:value="16.1052">
                <text:p>16.1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">
                <text:p>3200</text:p>
              </table:table-cell>
              <table:table-cell office:value-type="float" office:value="183.3179">
                <text:p>183.3179</text:p>
              </table:table-cell>
              <table:table-cell office:value-type="float" office:value="3200">
                <text:p>3200</text:p>
              </table:table-cell>
              <table:table-cell office:value-type="float" office:value="71.50112">
                <text:p>71.50112</text:p>
              </table:table-cell>
              <table:table-cell office:value-type="float" office:value="3200">
                <text:p>3200</text:p>
              </table:table-cell>
              <table:table-cell office:value-type="float" office:value="31.61639">
                <text:p>31.61639</text:p>
              </table:table-cell>
              <table:table-cell office:value-type="float" office:value="3200">
                <text:p>3200</text:p>
              </table:table-cell>
              <table:table-cell office:value-type="float" office:value="15.94293">
                <text:p>15.94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0">
                <text:p>3600</text:p>
              </table:table-cell>
              <table:table-cell office:value-type="float" office:value="176.77218">
                <text:p>176.77218</text:p>
              </table:table-cell>
              <table:table-cell office:value-type="float" office:value="3600">
                <text:p>3600</text:p>
              </table:table-cell>
              <table:table-cell office:value-type="float" office:value="69.83392">
                <text:p>69.83392</text:p>
              </table:table-cell>
              <table:table-cell office:value-type="float" office:value="3600">
                <text:p>3600</text:p>
              </table:table-cell>
              <table:table-cell office:value-type="float" office:value="30.43091">
                <text:p>30.43091</text:p>
              </table:table-cell>
              <table:table-cell office:value-type="float" office:value="3600">
                <text:p>3600</text:p>
              </table:table-cell>
              <table:table-cell office:value-type="float" office:value="15.60537">
                <text:p>15.60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71.84473">
                <text:p>171.84473</text:p>
              </table:table-cell>
              <table:table-cell office:value-type="float" office:value="4000">
                <text:p>4000</text:p>
              </table:table-cell>
              <table:table-cell office:value-type="float" office:value="69.10889">
                <text:p>69.10889</text:p>
              </table:table-cell>
              <table:table-cell office:value-type="float" office:value="4000">
                <text:p>4000</text:p>
              </table:table-cell>
              <table:table-cell office:value-type="float" office:value="30.03483">
                <text:p>30.03483</text:p>
              </table:table-cell>
              <table:table-cell office:value-type="float" office:value="4000">
                <text:p>4000</text:p>
              </table:table-cell>
              <table:table-cell office:value-type="float" office:value="15.35956">
                <text:p>15.35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0">
                <text:p>4400</text:p>
              </table:table-cell>
              <table:table-cell office:value-type="float" office:value="167.60105">
                <text:p>167.60105</text:p>
              </table:table-cell>
              <table:table-cell office:value-type="float" office:value="4400">
                <text:p>4400</text:p>
              </table:table-cell>
              <table:table-cell office:value-type="float" office:value="68.19335">
                <text:p>68.19335</text:p>
              </table:table-cell>
              <table:table-cell office:value-type="float" office:value="4400">
                <text:p>4400</text:p>
              </table:table-cell>
              <table:table-cell office:value-type="float" office:value="29.81467">
                <text:p>29.81467</text:p>
              </table:table-cell>
              <table:table-cell office:value-type="float" office:value="4400">
                <text:p>4400</text:p>
              </table:table-cell>
              <table:table-cell office:value-type="float" office:value="15.41713">
                <text:p>15.41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0">
                <text:p>4800</text:p>
              </table:table-cell>
              <table:table-cell office:value-type="float" office:value="164.07595">
                <text:p>164.07595</text:p>
              </table:table-cell>
              <table:table-cell office:value-type="float" office:value="4800">
                <text:p>4800</text:p>
              </table:table-cell>
              <table:table-cell office:value-type="float" office:value="66.79046">
                <text:p>66.79046</text:p>
              </table:table-cell>
              <table:table-cell office:value-type="float" office:value="4800">
                <text:p>4800</text:p>
              </table:table-cell>
              <table:table-cell office:value-type="float" office:value="29.50751">
                <text:p>29.50751</text:p>
              </table:table-cell>
              <table:table-cell office:value-type="float" office:value="4800">
                <text:p>4800</text:p>
              </table:table-cell>
              <table:table-cell office:value-type="float" office:value="15.13235">
                <text:p>15.13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0">
                <text:p>5200</text:p>
              </table:table-cell>
              <table:table-cell office:value-type="float" office:value="160.41662">
                <text:p>160.41662</text:p>
              </table:table-cell>
              <table:table-cell office:value-type="float" office:value="5200">
                <text:p>5200</text:p>
              </table:table-cell>
              <table:table-cell office:value-type="float" office:value="65.87655">
                <text:p>65.87655</text:p>
              </table:table-cell>
              <table:table-cell office:value-type="float" office:value="5200">
                <text:p>5200</text:p>
              </table:table-cell>
              <table:table-cell office:value-type="float" office:value="29.10989">
                <text:p>29.10989</text:p>
              </table:table-cell>
              <table:table-cell office:value-type="float" office:value="5200">
                <text:p>5200</text:p>
              </table:table-cell>
              <table:table-cell office:value-type="float" office:value="14.83271">
                <text:p>14.83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0">
                <text:p>5600</text:p>
              </table:table-cell>
              <table:table-cell office:value-type="float" office:value="157.56249">
                <text:p>157.56249</text:p>
              </table:table-cell>
              <table:table-cell office:value-type="float" office:value="5600">
                <text:p>5600</text:p>
              </table:table-cell>
              <table:table-cell office:value-type="float" office:value="64.89506">
                <text:p>64.89506</text:p>
              </table:table-cell>
              <table:table-cell office:value-type="float" office:value="5600">
                <text:p>5600</text:p>
              </table:table-cell>
              <table:table-cell office:value-type="float" office:value="28.73203">
                <text:p>28.73203</text:p>
              </table:table-cell>
              <table:table-cell office:value-type="float" office:value="5600">
                <text:p>5600</text:p>
              </table:table-cell>
              <table:table-cell office:value-type="float" office:value="14.76589">
                <text:p>14.76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155.18448">
                <text:p>155.18448</text:p>
              </table:table-cell>
              <table:table-cell office:value-type="float" office:value="6000">
                <text:p>6000</text:p>
              </table:table-cell>
              <table:table-cell office:value-type="float" office:value="64.22357">
                <text:p>64.22357</text:p>
              </table:table-cell>
              <table:table-cell office:value-type="float" office:value="6000">
                <text:p>6000</text:p>
              </table:table-cell>
              <table:table-cell office:value-type="float" office:value="28.5751">
                <text:p>28.5751</text:p>
              </table:table-cell>
              <table:table-cell office:value-type="float" office:value="6000">
                <text:p>6000</text:p>
              </table:table-cell>
              <table:table-cell office:value-type="float" office:value="14.66605">
                <text:p>14.6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152.81345">
                <text:p>152.81345</text:p>
              </table:table-cell>
              <table:table-cell office:value-type="float" office:value="6400">
                <text:p>6400</text:p>
              </table:table-cell>
              <table:table-cell office:value-type="float" office:value="63.51159">
                <text:p>63.51159</text:p>
              </table:table-cell>
              <table:table-cell office:value-type="float" office:value="6400">
                <text:p>6400</text:p>
              </table:table-cell>
              <table:table-cell office:value-type="float" office:value="28.30119">
                <text:p>28.30119</text:p>
              </table:table-cell>
              <table:table-cell office:value-type="float" office:value="6400">
                <text:p>6400</text:p>
              </table:table-cell>
              <table:table-cell office:value-type="float" office:value="14.52462">
                <text:p>14.52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00">
                <text:p>6800</text:p>
              </table:table-cell>
              <table:table-cell office:value-type="float" office:value="149.98201">
                <text:p>149.98201</text:p>
              </table:table-cell>
              <table:table-cell office:value-type="float" office:value="6800">
                <text:p>6800</text:p>
              </table:table-cell>
              <table:table-cell office:value-type="float" office:value="62.70853">
                <text:p>62.70853</text:p>
              </table:table-cell>
              <table:table-cell office:value-type="float" office:value="6800">
                <text:p>6800</text:p>
              </table:table-cell>
              <table:table-cell office:value-type="float" office:value="28.2222">
                <text:p>28.2222</text:p>
              </table:table-cell>
              <table:table-cell office:value-type="float" office:value="6800">
                <text:p>6800</text:p>
              </table:table-cell>
              <table:table-cell office:value-type="float" office:value="14.50412">
                <text:p>14.50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0">
                <text:p>7200</text:p>
              </table:table-cell>
              <table:table-cell office:value-type="float" office:value="148.60278">
                <text:p>148.60278</text:p>
              </table:table-cell>
              <table:table-cell office:value-type="float" office:value="7200">
                <text:p>7200</text:p>
              </table:table-cell>
              <table:table-cell office:value-type="float" office:value="62.31288">
                <text:p>62.31288</text:p>
              </table:table-cell>
              <table:table-cell office:value-type="float" office:value="7200">
                <text:p>7200</text:p>
              </table:table-cell>
              <table:table-cell office:value-type="float" office:value="27.92261">
                <text:p>27.92261</text:p>
              </table:table-cell>
              <table:table-cell office:value-type="float" office:value="7200">
                <text:p>7200</text:p>
              </table:table-cell>
              <table:table-cell office:value-type="float" office:value="14.43043">
                <text:p>14.43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00">
                <text:p>7600</text:p>
              </table:table-cell>
              <table:table-cell office:value-type="float" office:value="146.94068">
                <text:p>146.94068</text:p>
              </table:table-cell>
              <table:table-cell office:value-type="float" office:value="7600">
                <text:p>7600</text:p>
              </table:table-cell>
              <table:table-cell office:value-type="float" office:value="61.92565">
                <text:p>61.92565</text:p>
              </table:table-cell>
              <table:table-cell office:value-type="float" office:value="7600">
                <text:p>7600</text:p>
              </table:table-cell>
              <table:table-cell office:value-type="float" office:value="27.81445">
                <text:p>27.81445</text:p>
              </table:table-cell>
              <table:table-cell office:value-type="float" office:value="7600">
                <text:p>7600</text:p>
              </table:table-cell>
              <table:table-cell office:value-type="float" office:value="14.35194">
                <text:p>14.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45.59694">
                <text:p>145.59694</text:p>
              </table:table-cell>
              <table:table-cell office:value-type="float" office:value="8000">
                <text:p>8000</text:p>
              </table:table-cell>
              <table:table-cell office:value-type="float" office:value="61.49243">
                <text:p>61.49243</text:p>
              </table:table-cell>
              <table:table-cell office:value-type="float" office:value="8000">
                <text:p>8000</text:p>
              </table:table-cell>
              <table:table-cell office:value-type="float" office:value="27.63358">
                <text:p>27.63358</text:p>
              </table:table-cell>
              <table:table-cell office:value-type="float" office:value="8000">
                <text:p>8000</text:p>
              </table:table-cell>
              <table:table-cell office:value-type="float" office:value="14.19098">
                <text:p>14.19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0">
                <text:p>8400</text:p>
              </table:table-cell>
              <table:table-cell office:value-type="float" office:value="144.24875">
                <text:p>144.24875</text:p>
              </table:table-cell>
              <table:table-cell office:value-type="float" office:value="8400">
                <text:p>8400</text:p>
              </table:table-cell>
              <table:table-cell office:value-type="float" office:value="61.21606">
                <text:p>61.21606</text:p>
              </table:table-cell>
              <table:table-cell office:value-type="float" office:value="8400">
                <text:p>8400</text:p>
              </table:table-cell>
              <table:table-cell office:value-type="float" office:value="27.56545">
                <text:p>27.56545</text:p>
              </table:table-cell>
              <table:table-cell office:value-type="float" office:value="8400">
                <text:p>8400</text:p>
              </table:table-cell>
              <table:table-cell office:value-type="float" office:value="14.16401">
                <text:p>14.16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00">
                <text:p>8800</text:p>
              </table:table-cell>
              <table:table-cell office:value-type="float" office:value="143.25647">
                <text:p>143.25647</text:p>
              </table:table-cell>
              <table:table-cell office:value-type="float" office:value="8800">
                <text:p>8800</text:p>
              </table:table-cell>
              <table:table-cell office:value-type="float" office:value="60.87837">
                <text:p>60.87837</text:p>
              </table:table-cell>
              <table:table-cell office:value-type="float" office:value="8800">
                <text:p>8800</text:p>
              </table:table-cell>
              <table:table-cell office:value-type="float" office:value="27.47925">
                <text:p>27.47925</text:p>
              </table:table-cell>
              <table:table-cell office:value-type="float" office:value="8800">
                <text:p>8800</text:p>
              </table:table-cell>
              <table:table-cell office:value-type="float" office:value="14.04838">
                <text:p>14.04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0">
                <text:p>9200</text:p>
              </table:table-cell>
              <table:table-cell office:value-type="float" office:value="142.71052">
                <text:p>142.71052</text:p>
              </table:table-cell>
              <table:table-cell office:value-type="float" office:value="9200">
                <text:p>9200</text:p>
              </table:table-cell>
              <table:table-cell office:value-type="float" office:value="60.60811">
                <text:p>60.60811</text:p>
              </table:table-cell>
              <table:table-cell office:value-type="float" office:value="9200">
                <text:p>9200</text:p>
              </table:table-cell>
              <table:table-cell office:value-type="float" office:value="27.34182">
                <text:p>27.34182</text:p>
              </table:table-cell>
              <table:table-cell office:value-type="float" office:value="9200">
                <text:p>9200</text:p>
              </table:table-cell>
              <table:table-cell office:value-type="float" office:value="13.99229">
                <text:p>13.99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00">
                <text:p>9600</text:p>
              </table:table-cell>
              <table:table-cell office:value-type="float" office:value="141.97065">
                <text:p>141.97065</text:p>
              </table:table-cell>
              <table:table-cell office:value-type="float" office:value="9600">
                <text:p>9600</text:p>
              </table:table-cell>
              <table:table-cell office:value-type="float" office:value="60.37551">
                <text:p>60.37551</text:p>
              </table:table-cell>
              <table:table-cell office:value-type="float" office:value="9600">
                <text:p>9600</text:p>
              </table:table-cell>
              <table:table-cell office:value-type="float" office:value="27.24399">
                <text:p>27.24399</text:p>
              </table:table-cell>
              <table:table-cell office:value-type="float" office:value="9600">
                <text:p>9600</text:p>
              </table:table-cell>
              <table:table-cell office:value-type="float" office:value="13.95985">
                <text:p>13.95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141.1313">
                <text:p>141.1313</text:p>
              </table:table-cell>
              <table:table-cell office:value-type="float" office:value="10000">
                <text:p>10000</text:p>
              </table:table-cell>
              <table:table-cell office:value-type="float" office:value="60.10941">
                <text:p>60.10941</text:p>
              </table:table-cell>
              <table:table-cell office:value-type="float" office:value="10000">
                <text:p>10000</text:p>
              </table:table-cell>
              <table:table-cell office:value-type="float" office:value="27.06357">
                <text:p>27.06357</text:p>
              </table:table-cell>
              <table:table-cell office:value-type="float" office:value="10000">
                <text:p>10000</text:p>
              </table:table-cell>
              <table:table-cell office:value-type="float" office:value="13.912">
                <text:p>13.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00">
                <text:p>10400</text:p>
              </table:table-cell>
              <table:table-cell office:value-type="float" office:value="140.08436">
                <text:p>140.08436</text:p>
              </table:table-cell>
              <table:table-cell office:value-type="float" office:value="10400">
                <text:p>10400</text:p>
              </table:table-cell>
              <table:table-cell office:value-type="float" office:value="60.00522">
                <text:p>60.00522</text:p>
              </table:table-cell>
              <table:table-cell office:value-type="float" office:value="10400">
                <text:p>10400</text:p>
              </table:table-cell>
              <table:table-cell office:value-type="float" office:value="27.01037">
                <text:p>27.01037</text:p>
              </table:table-cell>
              <table:table-cell office:value-type="float" office:value="10400">
                <text:p>10400</text:p>
              </table:table-cell>
              <table:table-cell office:value-type="float" office:value="13.88049">
                <text:p>13.88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00">
                <text:p>10800</text:p>
              </table:table-cell>
              <table:table-cell office:value-type="float" office:value="139.59053">
                <text:p>139.59053</text:p>
              </table:table-cell>
              <table:table-cell office:value-type="float" office:value="10800">
                <text:p>10800</text:p>
              </table:table-cell>
              <table:table-cell office:value-type="float" office:value="59.91373">
                <text:p>59.91373</text:p>
              </table:table-cell>
              <table:table-cell office:value-type="float" office:value="10800">
                <text:p>10800</text:p>
              </table:table-cell>
              <table:table-cell office:value-type="float" office:value="26.9456">
                <text:p>26.9456</text:p>
              </table:table-cell>
              <table:table-cell office:value-type="float" office:value="10800">
                <text:p>10800</text:p>
              </table:table-cell>
              <table:table-cell office:value-type="float" office:value="13.85785">
                <text:p>13.85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00">
                <text:p>11200</text:p>
              </table:table-cell>
              <table:table-cell office:value-type="float" office:value="138.8204">
                <text:p>138.8204</text:p>
              </table:table-cell>
              <table:table-cell office:value-type="float" office:value="11200">
                <text:p>11200</text:p>
              </table:table-cell>
              <table:table-cell office:value-type="float" office:value="59.72394">
                <text:p>59.72394</text:p>
              </table:table-cell>
              <table:table-cell office:value-type="float" office:value="11200">
                <text:p>11200</text:p>
              </table:table-cell>
              <table:table-cell office:value-type="float" office:value="26.8763">
                <text:p>26.8763</text:p>
              </table:table-cell>
              <table:table-cell office:value-type="float" office:value="11200">
                <text:p>11200</text:p>
              </table:table-cell>
              <table:table-cell office:value-type="float" office:value="13.82278">
                <text:p>13.82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00">
                <text:p>11600</text:p>
              </table:table-cell>
              <table:table-cell office:value-type="float" office:value="138.13336">
                <text:p>138.13336</text:p>
              </table:table-cell>
              <table:table-cell office:value-type="float" office:value="11600">
                <text:p>11600</text:p>
              </table:table-cell>
              <table:table-cell office:value-type="float" office:value="59.58826">
                <text:p>59.58826</text:p>
              </table:table-cell>
              <table:table-cell office:value-type="float" office:value="11600">
                <text:p>11600</text:p>
              </table:table-cell>
              <table:table-cell office:value-type="float" office:value="26.84584">
                <text:p>26.84584</text:p>
              </table:table-cell>
              <table:table-cell office:value-type="float" office:value="11600">
                <text:p>11600</text:p>
              </table:table-cell>
              <table:table-cell office:value-type="float" office:value="13.78653">
                <text:p>13.7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00">
                <text:p>12000</text:p>
              </table:table-cell>
              <table:table-cell office:value-type="float" office:value="137.81066">
                <text:p>137.81066</text:p>
              </table:table-cell>
              <table:table-cell office:value-type="float" office:value="12000">
                <text:p>12000</text:p>
              </table:table-cell>
              <table:table-cell office:value-type="float" office:value="59.51145">
                <text:p>59.51145</text:p>
              </table:table-cell>
              <table:table-cell office:value-type="float" office:value="12000">
                <text:p>12000</text:p>
              </table:table-cell>
              <table:table-cell office:value-type="float" office:value="26.72382">
                <text:p>26.72382</text:p>
              </table:table-cell>
              <table:table-cell office:value-type="float" office:value="12000">
                <text:p>12000</text:p>
              </table:table-cell>
              <table:table-cell office:value-type="float" office:value="13.78653">
                <text:p>13.78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00">
                <text:p>12400</text:p>
              </table:table-cell>
              <table:table-cell office:value-type="float" office:value="137.36021">
                <text:p>137.36021</text:p>
              </table:table-cell>
              <table:table-cell office:value-type="float" office:value="12400">
                <text:p>12400</text:p>
              </table:table-cell>
              <table:table-cell office:value-type="float" office:value="59.43257">
                <text:p>59.43257</text:p>
              </table:table-cell>
              <table:table-cell office:value-type="float" office:value="12400">
                <text:p>12400</text:p>
              </table:table-cell>
              <table:table-cell office:value-type="float" office:value="26.6971">
                <text:p>26.6971</text:p>
              </table:table-cell>
              <table:table-cell office:value-type="float" office:value="12400">
                <text:p>12400</text:p>
              </table:table-cell>
              <table:table-cell office:value-type="float" office:value="13.78067">
                <text:p>13.78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00">
                <text:p>12800</text:p>
              </table:table-cell>
              <table:table-cell office:value-type="float" office:value="136.97924">
                <text:p>136.97924</text:p>
              </table:table-cell>
              <table:table-cell office:value-type="float" office:value="12800">
                <text:p>12800</text:p>
              </table:table-cell>
              <table:table-cell office:value-type="float" office:value="59.36537">
                <text:p>59.36537</text:p>
              </table:table-cell>
              <table:table-cell office:value-type="float" office:value="12800">
                <text:p>12800</text:p>
              </table:table-cell>
              <table:table-cell office:value-type="float" office:value="26.67511">
                <text:p>26.67511</text:p>
              </table:table-cell>
              <table:table-cell office:value-type="float" office:value="12800">
                <text:p>12800</text:p>
              </table:table-cell>
              <table:table-cell office:value-type="float" office:value="13.77783">
                <text:p>13.77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00">
                <text:p>13200</text:p>
              </table:table-cell>
              <table:table-cell office:value-type="float" office:value="136.73248">
                <text:p>136.73248</text:p>
              </table:table-cell>
              <table:table-cell office:value-type="float" office:value="13200">
                <text:p>13200</text:p>
              </table:table-cell>
              <table:table-cell office:value-type="float" office:value="59.27652">
                <text:p>59.27652</text:p>
              </table:table-cell>
              <table:table-cell office:value-type="float" office:value="13200">
                <text:p>13200</text:p>
              </table:table-cell>
              <table:table-cell office:value-type="float" office:value="26.63455">
                <text:p>26.63455</text:p>
              </table:table-cell>
              <table:table-cell office:value-type="float" office:value="13200">
                <text:p>13200</text:p>
              </table:table-cell>
              <table:table-cell office:value-type="float" office:value="13.77408">
                <text:p>13.77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0">
                <text:p>13600</text:p>
              </table:table-cell>
              <table:table-cell office:value-type="float" office:value="136.09571">
                <text:p>136.09571</text:p>
              </table:table-cell>
              <table:table-cell office:value-type="float" office:value="13600">
                <text:p>13600</text:p>
              </table:table-cell>
              <table:table-cell office:value-type="float" office:value="59.19302">
                <text:p>59.19302</text:p>
              </table:table-cell>
              <table:table-cell office:value-type="float" office:value="13600">
                <text:p>13600</text:p>
              </table:table-cell>
              <table:table-cell office:value-type="float" office:value="26.63423">
                <text:p>26.63423</text:p>
              </table:table-cell>
              <table:table-cell office:value-type="float" office:value="13600">
                <text:p>13600</text:p>
              </table:table-cell>
              <table:table-cell office:value-type="float" office:value="13.76043">
                <text:p>13.760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00">
                <text:p>14000</text:p>
              </table:table-cell>
              <table:table-cell office:value-type="float" office:value="135.68854">
                <text:p>135.68854</text:p>
              </table:table-cell>
              <table:table-cell office:value-type="float" office:value="14000">
                <text:p>14000</text:p>
              </table:table-cell>
              <table:table-cell office:value-type="float" office:value="59.13851">
                <text:p>59.13851</text:p>
              </table:table-cell>
              <table:table-cell office:value-type="float" office:value="14000">
                <text:p>14000</text:p>
              </table:table-cell>
              <table:table-cell office:value-type="float" office:value="26.59909">
                <text:p>26.59909</text:p>
              </table:table-cell>
              <table:table-cell office:value-type="float" office:value="14000">
                <text:p>14000</text:p>
              </table:table-cell>
              <table:table-cell office:value-type="float" office:value="13.72242">
                <text:p>13.72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0">
                <text:p>14400</text:p>
              </table:table-cell>
              <table:table-cell office:value-type="float" office:value="135.39153">
                <text:p>135.39153</text:p>
              </table:table-cell>
              <table:table-cell office:value-type="float" office:value="14400">
                <text:p>14400</text:p>
              </table:table-cell>
              <table:table-cell office:value-type="float" office:value="59.10001">
                <text:p>59.10001</text:p>
              </table:table-cell>
              <table:table-cell office:value-type="float" office:value="14400">
                <text:p>14400</text:p>
              </table:table-cell>
              <table:table-cell office:value-type="float" office:value="26.55374">
                <text:p>26.55374</text:p>
              </table:table-cell>
              <table:table-cell office:value-type="float" office:value="14400">
                <text:p>14400</text:p>
              </table:table-cell>
              <table:table-cell office:value-type="float" office:value="13.71542">
                <text:p>13.71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00">
                <text:p>14800</text:p>
              </table:table-cell>
              <table:table-cell office:value-type="float" office:value="135.07171">
                <text:p>135.07171</text:p>
              </table:table-cell>
              <table:table-cell office:value-type="float" office:value="14800">
                <text:p>14800</text:p>
              </table:table-cell>
              <table:table-cell office:value-type="float" office:value="58.95316">
                <text:p>58.95316</text:p>
              </table:table-cell>
              <table:table-cell office:value-type="float" office:value="14800">
                <text:p>14800</text:p>
              </table:table-cell>
              <table:table-cell office:value-type="float" office:value="26.52441">
                <text:p>26.52441</text:p>
              </table:table-cell>
              <table:table-cell office:value-type="float" office:value="14800">
                <text:p>14800</text:p>
              </table:table-cell>
              <table:table-cell office:value-type="float" office:value="13.69415">
                <text:p>13.69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00">
                <text:p>15200</text:p>
              </table:table-cell>
              <table:table-cell office:value-type="float" office:value="134.80392">
                <text:p>134.80392</text:p>
              </table:table-cell>
              <table:table-cell office:value-type="float" office:value="15200">
                <text:p>15200</text:p>
              </table:table-cell>
              <table:table-cell office:value-type="float" office:value="58.91608">
                <text:p>58.91608</text:p>
              </table:table-cell>
              <table:table-cell office:value-type="float" office:value="15200">
                <text:p>15200</text:p>
              </table:table-cell>
              <table:table-cell office:value-type="float" office:value="26.49818">
                <text:p>26.49818</text:p>
              </table:table-cell>
              <table:table-cell office:value-type="float" office:value="15200">
                <text:p>15200</text:p>
              </table:table-cell>
              <table:table-cell office:value-type="float" office:value="13.67846">
                <text:p>13.67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00">
                <text:p>15600</text:p>
              </table:table-cell>
              <table:table-cell office:value-type="float" office:value="134.55182">
                <text:p>134.55182</text:p>
              </table:table-cell>
              <table:table-cell office:value-type="float" office:value="15600">
                <text:p>15600</text:p>
              </table:table-cell>
              <table:table-cell office:value-type="float" office:value="58.80886">
                <text:p>58.80886</text:p>
              </table:table-cell>
              <table:table-cell office:value-type="float" office:value="15600">
                <text:p>15600</text:p>
              </table:table-cell>
              <table:table-cell office:value-type="float" office:value="26.48569">
                <text:p>26.48569</text:p>
              </table:table-cell>
              <table:table-cell office:value-type="float" office:value="15600">
                <text:p>15600</text:p>
              </table:table-cell>
              <table:table-cell office:value-type="float" office:value="13.67837">
                <text:p>13.67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00">
                <text:p>16000</text:p>
              </table:table-cell>
              <table:table-cell office:value-type="float" office:value="134.29079">
                <text:p>134.29079</text:p>
              </table:table-cell>
              <table:table-cell office:value-type="float" office:value="16000">
                <text:p>16000</text:p>
              </table:table-cell>
              <table:table-cell office:value-type="float" office:value="58.74459">
                <text:p>58.74459</text:p>
              </table:table-cell>
              <table:table-cell office:value-type="float" office:value="16000">
                <text:p>16000</text:p>
              </table:table-cell>
              <table:table-cell office:value-type="float" office:value="26.45943">
                <text:p>26.45943</text:p>
              </table:table-cell>
              <table:table-cell office:value-type="float" office:value="16000">
                <text:p>16000</text:p>
              </table:table-cell>
              <table:table-cell office:value-type="float" office:value="13.66891">
                <text:p>13.66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00">
                <text:p>16400</text:p>
              </table:table-cell>
              <table:table-cell office:value-type="float" office:value="134.11456">
                <text:p>134.11456</text:p>
              </table:table-cell>
              <table:table-cell office:value-type="float" office:value="16400">
                <text:p>16400</text:p>
              </table:table-cell>
              <table:table-cell office:value-type="float" office:value="58.68082">
                <text:p>58.68082</text:p>
              </table:table-cell>
              <table:table-cell office:value-type="float" office:value="16400">
                <text:p>16400</text:p>
              </table:table-cell>
              <table:table-cell office:value-type="float" office:value="26.45446">
                <text:p>26.45446</text:p>
              </table:table-cell>
              <table:table-cell office:value-type="float" office:value="16400">
                <text:p>16400</text:p>
              </table:table-cell>
              <table:table-cell office:value-type="float" office:value="13.64574">
                <text:p>13.64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00">
                <text:p>16800</text:p>
              </table:table-cell>
              <table:table-cell office:value-type="float" office:value="133.64824">
                <text:p>133.64824</text:p>
              </table:table-cell>
              <table:table-cell office:value-type="float" office:value="16800">
                <text:p>16800</text:p>
              </table:table-cell>
              <table:table-cell office:value-type="float" office:value="58.61567">
                <text:p>58.61567</text:p>
              </table:table-cell>
              <table:table-cell office:value-type="float" office:value="16800">
                <text:p>16800</text:p>
              </table:table-cell>
              <table:table-cell office:value-type="float" office:value="26.42809">
                <text:p>26.42809</text:p>
              </table:table-cell>
              <table:table-cell office:value-type="float" office:value="16800">
                <text:p>16800</text:p>
              </table:table-cell>
              <table:table-cell office:value-type="float" office:value="13.63988">
                <text:p>13.63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00">
                <text:p>17200</text:p>
              </table:table-cell>
              <table:table-cell office:value-type="float" office:value="133.32045">
                <text:p>133.32045</text:p>
              </table:table-cell>
              <table:table-cell office:value-type="float" office:value="17200">
                <text:p>17200</text:p>
              </table:table-cell>
              <table:table-cell office:value-type="float" office:value="58.53727">
                <text:p>58.53727</text:p>
              </table:table-cell>
              <table:table-cell office:value-type="float" office:value="17200">
                <text:p>17200</text:p>
              </table:table-cell>
              <table:table-cell office:value-type="float" office:value="26.42233">
                <text:p>26.42233</text:p>
              </table:table-cell>
              <table:table-cell office:value-type="float" office:value="17200">
                <text:p>17200</text:p>
              </table:table-cell>
              <table:table-cell office:value-type="float" office:value="13.63916">
                <text:p>13.63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00">
                <text:p>17600</text:p>
              </table:table-cell>
              <table:table-cell office:value-type="float" office:value="133.02746">
                <text:p>133.02746</text:p>
              </table:table-cell>
              <table:table-cell office:value-type="float" office:value="17600">
                <text:p>17600</text:p>
              </table:table-cell>
              <table:table-cell office:value-type="float" office:value="58.51476">
                <text:p>58.51476</text:p>
              </table:table-cell>
              <table:table-cell office:value-type="float" office:value="17600">
                <text:p>17600</text:p>
              </table:table-cell>
              <table:table-cell office:value-type="float" office:value="26.38793">
                <text:p>26.38793</text:p>
              </table:table-cell>
              <table:table-cell office:value-type="float" office:value="17600">
                <text:p>17600</text:p>
              </table:table-cell>
              <table:table-cell office:value-type="float" office:value="13.63843">
                <text:p>13.63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00">
                <text:p>18000</text:p>
              </table:table-cell>
              <table:table-cell office:value-type="float" office:value="132.79192">
                <text:p>132.79192</text:p>
              </table:table-cell>
              <table:table-cell office:value-type="float" office:value="18000">
                <text:p>18000</text:p>
              </table:table-cell>
              <table:table-cell office:value-type="float" office:value="58.45049">
                <text:p>58.45049</text:p>
              </table:table-cell>
              <table:table-cell office:value-type="float" office:value="18000">
                <text:p>18000</text:p>
              </table:table-cell>
              <table:table-cell office:value-type="float" office:value="26.38078">
                <text:p>26.38078</text:p>
              </table:table-cell>
              <table:table-cell office:value-type="float" office:value="18000">
                <text:p>18000</text:p>
              </table:table-cell>
              <table:table-cell office:value-type="float" office:value="13.63843">
                <text:p>13.63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00">
                <text:p>18400</text:p>
              </table:table-cell>
              <table:table-cell office:value-type="float" office:value="132.51856">
                <text:p>132.51856</text:p>
              </table:table-cell>
              <table:table-cell office:value-type="float" office:value="18400">
                <text:p>18400</text:p>
              </table:table-cell>
              <table:table-cell office:value-type="float" office:value="58.35259">
                <text:p>58.35259</text:p>
              </table:table-cell>
              <table:table-cell office:value-type="float" office:value="18400">
                <text:p>18400</text:p>
              </table:table-cell>
              <table:table-cell office:value-type="float" office:value="26.35746">
                <text:p>26.35746</text:p>
              </table:table-cell>
              <table:table-cell office:value-type="float" office:value="18400">
                <text:p>18400</text:p>
              </table:table-cell>
              <table:table-cell office:value-type="float" office:value="13.63843">
                <text:p>13.63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00">
                <text:p>18800</text:p>
              </table:table-cell>
              <table:table-cell office:value-type="float" office:value="132.34974">
                <text:p>132.34974</text:p>
              </table:table-cell>
              <table:table-cell office:value-type="float" office:value="18800">
                <text:p>18800</text:p>
              </table:table-cell>
              <table:table-cell office:value-type="float" office:value="58.26624">
                <text:p>58.26624</text:p>
              </table:table-cell>
              <table:table-cell office:value-type="float" office:value="18800">
                <text:p>18800</text:p>
              </table:table-cell>
              <table:table-cell office:value-type="float" office:value="26.35746">
                <text:p>26.35746</text:p>
              </table:table-cell>
              <table:table-cell office:value-type="float" office:value="18800">
                <text:p>18800</text:p>
              </table:table-cell>
              <table:table-cell office:value-type="float" office:value="13.638">
                <text:p>13.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00">
                <text:p>19200</text:p>
              </table:table-cell>
              <table:table-cell office:value-type="float" office:value="132.15817">
                <text:p>132.15817</text:p>
              </table:table-cell>
              <table:table-cell office:value-type="float" office:value="19200">
                <text:p>19200</text:p>
              </table:table-cell>
              <table:table-cell office:value-type="float" office:value="58.12066">
                <text:p>58.12066</text:p>
              </table:table-cell>
              <table:table-cell office:value-type="float" office:value="19200">
                <text:p>19200</text:p>
              </table:table-cell>
              <table:table-cell office:value-type="float" office:value="26.34795">
                <text:p>26.34795</text:p>
              </table:table-cell>
              <table:table-cell office:value-type="float" office:value="19200">
                <text:p>19200</text:p>
              </table:table-cell>
              <table:table-cell office:value-type="float" office:value="13.6367">
                <text:p>13.6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00">
                <text:p>19600</text:p>
              </table:table-cell>
              <table:table-cell office:value-type="float" office:value="131.86351">
                <text:p>131.86351</text:p>
              </table:table-cell>
              <table:table-cell office:value-type="float" office:value="19600">
                <text:p>19600</text:p>
              </table:table-cell>
              <table:table-cell office:value-type="float" office:value="58.08895">
                <text:p>58.08895</text:p>
              </table:table-cell>
              <table:table-cell office:value-type="float" office:value="19600">
                <text:p>19600</text:p>
              </table:table-cell>
              <table:table-cell office:value-type="float" office:value="26.34617">
                <text:p>26.34617</text:p>
              </table:table-cell>
              <table:table-cell office:value-type="float" office:value="19600">
                <text:p>19600</text:p>
              </table:table-cell>
              <table:table-cell office:value-type="float" office:value="13.6367">
                <text:p>13.6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0">
                <text:p>20000</text:p>
              </table:table-cell>
              <table:table-cell office:value-type="float" office:value="131.62352">
                <text:p>131.62352</text:p>
              </table:table-cell>
              <table:table-cell office:value-type="float" office:value="20000">
                <text:p>20000</text:p>
              </table:table-cell>
              <table:table-cell office:value-type="float" office:value="58.01338">
                <text:p>58.01338</text:p>
              </table:table-cell>
              <table:table-cell office:value-type="float" office:value="20000">
                <text:p>20000</text:p>
              </table:table-cell>
              <table:table-cell office:value-type="float" office:value="26.33822">
                <text:p>26.33822</text:p>
              </table:table-cell>
              <table:table-cell office:value-type="float" office:value="20000">
                <text:p>20000</text:p>
              </table:table-cell>
              <table:table-cell office:value-type="float" office:value="13.63131">
                <text:p>13.63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00">
                <text:p>20400</text:p>
              </table:table-cell>
              <table:table-cell office:value-type="float" office:value="131.40581">
                <text:p>131.40581</text:p>
              </table:table-cell>
              <table:table-cell office:value-type="float" office:value="20400">
                <text:p>20400</text:p>
              </table:table-cell>
              <table:table-cell office:value-type="float" office:value="57.95678">
                <text:p>57.95678</text:p>
              </table:table-cell>
              <table:table-cell office:value-type="float" office:value="20400">
                <text:p>20400</text:p>
              </table:table-cell>
              <table:table-cell office:value-type="float" office:value="26.32723">
                <text:p>26.32723</text:p>
              </table:table-cell>
              <table:table-cell office:value-type="float" office:value="20400">
                <text:p>20400</text:p>
              </table:table-cell>
              <table:table-cell office:value-type="float" office:value="13.63131">
                <text:p>13.63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00">
                <text:p>20800</text:p>
              </table:table-cell>
              <table:table-cell office:value-type="float" office:value="131.25702">
                <text:p>131.25702</text:p>
              </table:table-cell>
              <table:table-cell office:value-type="float" office:value="20800">
                <text:p>20800</text:p>
              </table:table-cell>
              <table:table-cell office:value-type="float" office:value="57.93743">
                <text:p>57.93743</text:p>
              </table:table-cell>
              <table:table-cell office:value-type="float" office:value="20800">
                <text:p>20800</text:p>
              </table:table-cell>
              <table:table-cell office:value-type="float" office:value="26.31141">
                <text:p>26.31141</text:p>
              </table:table-cell>
              <table:table-cell office:value-type="float" office:value="20800">
                <text:p>20800</text:p>
              </table:table-cell>
              <table:table-cell office:value-type="float" office:value="13.63131">
                <text:p>13.63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00">
                <text:p>21200</text:p>
              </table:table-cell>
              <table:table-cell office:value-type="float" office:value="131.08492">
                <text:p>131.08492</text:p>
              </table:table-cell>
              <table:table-cell office:value-type="float" office:value="21200">
                <text:p>21200</text:p>
              </table:table-cell>
              <table:table-cell office:value-type="float" office:value="57.86592">
                <text:p>57.86592</text:p>
              </table:table-cell>
              <table:table-cell office:value-type="float" office:value="21200">
                <text:p>21200</text:p>
              </table:table-cell>
              <table:table-cell office:value-type="float" office:value="26.29542">
                <text:p>26.29542</text:p>
              </table:table-cell>
              <table:table-cell office:value-type="float" office:value="21200">
                <text:p>21200</text:p>
              </table:table-cell>
              <table:table-cell office:value-type="float" office:value="13.62798">
                <text:p>13.62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00">
                <text:p>21600</text:p>
              </table:table-cell>
              <table:table-cell office:value-type="float" office:value="130.88901">
                <text:p>130.88901</text:p>
              </table:table-cell>
              <table:table-cell office:value-type="float" office:value="21600">
                <text:p>21600</text:p>
              </table:table-cell>
              <table:table-cell office:value-type="float" office:value="57.74412">
                <text:p>57.74412</text:p>
              </table:table-cell>
              <table:table-cell office:value-type="float" office:value="21600">
                <text:p>21600</text:p>
              </table:table-cell>
              <table:table-cell office:value-type="float" office:value="26.27636">
                <text:p>26.27636</text:p>
              </table:table-cell>
              <table:table-cell office:value-type="float" office:value="21600">
                <text:p>21600</text:p>
              </table:table-cell>
              <table:table-cell office:value-type="float" office:value="13.62679">
                <text:p>13.62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00">
                <text:p>22000</text:p>
              </table:table-cell>
              <table:table-cell office:value-type="float" office:value="130.67817">
                <text:p>130.67817</text:p>
              </table:table-cell>
              <table:table-cell office:value-type="float" office:value="22000">
                <text:p>22000</text:p>
              </table:table-cell>
              <table:table-cell office:value-type="float" office:value="57.70281">
                <text:p>57.70281</text:p>
              </table:table-cell>
              <table:table-cell office:value-type="float" office:value="22000">
                <text:p>22000</text:p>
              </table:table-cell>
              <table:table-cell office:value-type="float" office:value="26.27097">
                <text:p>26.27097</text:p>
              </table:table-cell>
              <table:table-cell office:value-type="float" office:value="22000">
                <text:p>22000</text:p>
              </table:table-cell>
              <table:table-cell office:value-type="float" office:value="13.62318">
                <text:p>13.62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00">
                <text:p>22400</text:p>
              </table:table-cell>
              <table:table-cell office:value-type="float" office:value="130.5618">
                <text:p>130.5618</text:p>
              </table:table-cell>
              <table:table-cell office:value-type="float" office:value="22400">
                <text:p>22400</text:p>
              </table:table-cell>
              <table:table-cell office:value-type="float" office:value="57.64025">
                <text:p>57.64025</text:p>
              </table:table-cell>
              <table:table-cell office:value-type="float" office:value="22400">
                <text:p>22400</text:p>
              </table:table-cell>
              <table:table-cell office:value-type="float" office:value="26.26746">
                <text:p>26.26746</text:p>
              </table:table-cell>
              <table:table-cell office:value-type="float" office:value="22400">
                <text:p>22400</text:p>
              </table:table-cell>
              <table:table-cell office:value-type="float" office:value="13.62202">
                <text:p>13.62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00">
                <text:p>22800</text:p>
              </table:table-cell>
              <table:table-cell office:value-type="float" office:value="130.41406">
                <text:p>130.41406</text:p>
              </table:table-cell>
              <table:table-cell office:value-type="float" office:value="22800">
                <text:p>22800</text:p>
              </table:table-cell>
              <table:table-cell office:value-type="float" office:value="57.60855">
                <text:p>57.60855</text:p>
              </table:table-cell>
              <table:table-cell office:value-type="float" office:value="22800">
                <text:p>22800</text:p>
              </table:table-cell>
              <table:table-cell office:value-type="float" office:value="26.23214">
                <text:p>26.23214</text:p>
              </table:table-cell>
              <table:table-cell office:value-type="float" office:value="22800">
                <text:p>22800</text:p>
              </table:table-cell>
              <table:table-cell office:value-type="float" office:value="13.62202">
                <text:p>13.62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00">
                <text:p>23200</text:p>
              </table:table-cell>
              <table:table-cell office:value-type="float" office:value="130.17479">
                <text:p>130.17479</text:p>
              </table:table-cell>
              <table:table-cell office:value-type="float" office:value="23200">
                <text:p>23200</text:p>
              </table:table-cell>
              <table:table-cell office:value-type="float" office:value="57.52038">
                <text:p>57.52038</text:p>
              </table:table-cell>
              <table:table-cell office:value-type="float" office:value="23200">
                <text:p>23200</text:p>
              </table:table-cell>
              <table:table-cell office:value-type="float" office:value="26.22271">
                <text:p>26.22271</text:p>
              </table:table-cell>
              <table:table-cell office:value-type="float" office:value="23200">
                <text:p>23200</text:p>
              </table:table-cell>
              <table:table-cell office:value-type="float" office:value="13.61998">
                <text:p>13.61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00">
                <text:p>23600</text:p>
              </table:table-cell>
              <table:table-cell office:value-type="float" office:value="129.99253">
                <text:p>129.99253</text:p>
              </table:table-cell>
              <table:table-cell office:value-type="float" office:value="23600">
                <text:p>23600</text:p>
              </table:table-cell>
              <table:table-cell office:value-type="float" office:value="57.46508">
                <text:p>57.46508</text:p>
              </table:table-cell>
              <table:table-cell office:value-type="float" office:value="23600">
                <text:p>23600</text:p>
              </table:table-cell>
              <table:table-cell office:value-type="float" office:value="26.22173">
                <text:p>26.22173</text:p>
              </table:table-cell>
              <table:table-cell office:value-type="float" office:value="23600">
                <text:p>23600</text:p>
              </table:table-cell>
              <table:table-cell office:value-type="float" office:value="13.61925">
                <text:p>13.61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